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9833in">
        <style:tab-stops/>
      </style:paragraph-properties>
    </style:style>
  </office:automatic-styles>
  <office:body>
    <office:text text:use-soft-page-breaks="true">
      <text:p text:style-name="P1">func display {</text:p>
      <text:p text:style-name="Normal"><text:tab/>Permet d'afficher tout les stats du personnage(joueur) :</text:p>
      <text:p text:style-name="Normal"><text:tab/>-Nom du jouer</text:p>
      <text:p text:style-name="Normal"><text:tab/>-Classes</text:p>
      <text:p text:style-name="Normal"><text:tab/>-Santé</text:p>
      <text:p text:style-name="Normal"><text:tab/>-Niveau des levels</text:p>
      <text:p text:style-name="Normal"><text:tab/>-Santé max</text:p>
      <text:p text:style-name="Normal">}</text:p>
      <text:p text:style-name="Normal"/>
      <text:p text:style-name="Normal">func DisplayMenu {</text:p>
      <text:p text:style-name="Normal"><text:tab/>Permet d'afficher toutes les fonctions du menu :</text:p>
      <text:p text:style-name="Normal"><text:tab/>-Afficher l'inventaire du personnage</text:p>
      <text:p text:style-name="Normal"><text:tab/>-Afficher les stats du perso(Display)</text:p>
      <text:p text:style-name="Normal"><text:tab/>-Vendre ou acheter au marchand</text:p>
      <text:p text:style-name="Normal"><text:tab/>-Améliorer le personnage</text:p>
      <text:p text:style-name="Normal"><text:tab/>-Arène d'entrainement</text:p>
      <text:p text:style-name="Normal"><text:tab/>-Qui sont ils ? (Réponse bonus)</text:p>
      <text:p text:style-name="Normal"><text:tab/>-Quitter le jeu<text:s/></text:p>
      <text:p text:style-name="Normal">}</text:p>
      <text:p text:style-name="Normal"/>
      <text:p text:style-name="Normal">func AcessIventory {</text:p>
      <text:p text:style-name="Normal"><text:tab/>Permet au joueur d'accéder a son inventaire :</text:p>
      <text:p text:style-name="Normal"><text:tab/>-Sorts</text:p>
      <text:p text:style-name="Normal"><text:tab/>-Objets</text:p>
      <text:p text:style-name="Normal"><text:tab/>-Utiliser une potion de soin<text:s/></text:p>
      <text:p text:style-name="Normal"><text:tab/>-Apprendre un sort<text:s/></text:p>
      <text:p text:style-name="Normal"><text:tab/>-Salles des armures</text:p>
      <text:p text:style-name="Normal"><text:tab/>-Et l'option de quitter l'inventaire qui ramènera vers le menu(DisplayMenu)</text:p>
      <text:p text:style-name="Normal">}</text:p>
      <text:p text:style-name="Normal"/>
      <text:p text:style-name="Normal"/>
      <text:soft-page-break/>
      <text:p text:style-name="Normal">func trader {</text:p>
      <text:p text:style-name="Normal"><text:tab/>-Acheter</text:p>
      <text:p text:style-name="Normal"><text:tab/>-Vendre</text:p>
      <text:p text:style-name="Normal"><text:tab/>-Forger un objet</text:p>
      <text:p text:style-name="Normal"><text:tab/>-Quitter et redirection vers le menu(DisplayMenu)</text:p>
      <text:p text:style-name="Normal">}</text:p>
      <text:p text:style-name="Normal"/>
      <text:p text:style-name="Normal">func buy {</text:p>
      <text:p text:style-name="Normal"><text:tab/>Achats :</text:p>
      <text:p text:style-name="Normal"><text:tab/>-Tous ce qui est armes</text:p>
      <text:p text:style-name="Normal"><text:tab/>Autres :<text:s/></text:p>
      <text:p text:style-name="Normal"><text:tab/>-Objets Magiques</text:p>
      <text:p text:style-name="Normal"><text:tab/>-Matériaux(Pour le craft)</text:p>
      <text:p text:style-name="Normal"><text:tab/>-Augmentation inventaire(Agrandir la taille de l'inventaire)</text:p>
      <text:p text:style-name="Normal"><text:tab/>-Quitter et redirection vers le menu(DisplayMenu)</text:p>
      <text:p text:style-name="Normal">}</text:p>
      <text:p text:style-name="Normal"/>
      <text:p text:style-name="Normal">func buyperk {</text:p>
      <text:p text:style-name="Normal"><text:tab/>-Appel la fonction pour acheter des objets magiques</text:p>
      <text:p text:style-name="Normal">}</text:p>
      <text:p text:style-name="Normal"/>
      <text:p text:style-name="Normal">func materials {</text:p>
      <text:p text:style-name="Normal"><text:tab/>-Appel la fonction pour acheter des materiaux pour la forge<text:s/></text:p>
      <text:p text:style-name="Normal">}</text:p>
      <text:p text:style-name="Normal"/>
      <text:p text:style-name="Normal">func ugradeinventorylot {</text:p>
      <text:p text:style-name="Normal"><text:tab/>-Permet d'agrandir l'inventaire du joueur (+10)<text:s/></text:p>
      <text:p text:style-name="Normal"><text:tab/><text:tab/>mais possible de le faire seulement 3 fois</text:p>
      <text:p text:style-name="Normal">}</text:p>
      <text:p text:style-name="Normal"/>
      <text:p text:style-name="Normal"/>
      <text:soft-page-break/>
      <text:p text:style-name="Normal">func sell {</text:p>
      <text:p text:style-name="Normal"><text:tab/>-Permet de vendre un ou plusieurs objets de l'inventaire du personnage</text:p>
      <text:p text:style-name="Normal"><text:tab/><text:tab/>en échange d'argents<text:s/></text:p>
      <text:p text:style-name="Normal">}</text:p>
      <text:p text:style-name="Normal"/>
      <text:p text:style-name="Normal">func inventorylimit {</text:p>
      <text:p text:style-name="Normal"><text:tab/>-Limite l'inventaire du joueur<text:s/></text:p>
      <text:p text:style-name="Normal"><text:tab/><text:tab/>(sauf si il l'augmente, via upgradeinventory)</text:p>
      <text:p text:style-name="Normal">}</text:p>
      <text:p text:style-name="Normal"/>
      <text:p text:style-name="Normal">func removehealthpotion {</text:p>
      <text:p text:style-name="Normal"><text:tab/>-Retire une potion de soin lors de son utilisation a partir de l'inventaire du joueur</text:p>
      <text:p text:style-name="Normal">}</text:p>
      <text:p text:style-name="Normal"/>
      <text:p text:style-name="Normal">func iswanted {</text:p>
      <text:p text:style-name="Normal"><text:tab/>-Affiche la fenêtre "Vous êtes mort" lorsque les nombres<text:s/></text:p>
      <text:p text:style-name="P2">de points de vie du personnage sont a 0 et permet de choisir de rage quit ou bien de recommencer selon le choix du joueur</text:p>
      <text:p text:style-name="Normal">}</text:p>
      <text:p text:style-name="Normal"/>
      <text:p text:style-name="Normal">func Poisonpot {</text:p>
      <text:p text:style-name="Normal"><text:tab/>-Une potion qui fait perdre un certain nombre de point de vie chaque seconde pendant 3 secondes</text:p>
      <text:p text:style-name="Normal">}</text:p>
      <text:p text:style-name="Normal"/>
      <text:p text:style-name="Normal">func SpellBook {</text:p>
      <text:p text:style-name="Normal"><text:tab/>-Lorsque le joueur a acheter un livre de sort, il peux apprendre ce dernier (pour l'utiliser après) a partir du SpellBook</text:p>
      <text:p text:style-name="Normal">}</text:p>
      <text:p text:style-name="Normal">func Quitgame {</text:p>
      <text:p text:style-name="Normal"><text:tab/>-Permet de quitter le jeu après une validation avec le mot "oui"</text:p>
      <text:p text:style-name="Normal">}</text:p>
      <text:p text:style-name="Normal"/>
      <text:p text:style-name="Normal">func charCreation {</text:p>
      <text:p text:style-name="Normal"><text:tab/>-Est utiliser lors de la création du personnage<text:s/></text:p>
      <text:p text:style-name="Normal">}</text:p>
      <text:p text:style-name="Normal"/>
      <text:p text:style-name="Normal">func forge {</text:p>
      <text:p text:style-name="Normal"><text:tab/>-Est utiliser lors de la création d'une Piece d'armure</text:p>
      <text:p text:style-name="Normal">}</text:p>
      <text:p text:style-name="Normal"/>
      <text:p text:style-name="Normal">func Armor {</text:p>
      <text:p text:style-name="Normal"><text:tab/>-Est utiliser pour une pièce d'armure</text:p>
      <text:p text:style-name="Normal">}</text:p>
      <text:p text:style-name="Normal"/>
      <text:p text:style-name="Normal">func InitGobelin {</text:p>
      <text:p text:style-name="Normal"><text:tab/>-Permet d'initialiser (crée) un Gobelin (Voyou du Guetto cammé)</text:p>
      <text:p text:style-name="Normal">}</text:p>
      <text:p text:style-name="Normal"/>
      <text:p text:style-name="Normal">func comfirm {</text:p>
      <text:p text:style-name="Normal"><text:tab/>-Est utiliser lors de la confirmation de choix (ex: quitter le jeu)</text:p>
      <text:p text:style-name="Normal">}</text:p>
      <text:p text:style-name="Normal"/>
      <text:p text:style-name="Normal">func goblinpattern {</text:p>
      <text:p text:style-name="Normal"><text:tab/>-Fais en sorte que tout les 3 tours lors d'un combat, le Gobelin (Voyou du Guetto cammé) fais 200% de dégâts</text:p>
      <text:p text:style-name="Normal">}</text:p>
      <text:p text:style-name="Normal"/>
      <text:p text:style-name="Normal">func charattack {</text:p>
      <text:p text:style-name="Normal"><text:tab/>-Est utiliser pour programmer les dégâts du personnage</text:p>
      <text:p text:style-name="Normal">}</text:p>
      <text:p text:style-name="Normal"/>
      <text:p text:style-name="Normal"/>
      <text:soft-page-break/>
      <text:p text:style-name="Normal">func AccesIventoryinCombat {</text:p>
      <text:p text:style-name="Normal"><text:tab/>-Permet d'acceder a l'inventaire du joueur lors d'un combat<text:s/></text:p>
      <text:p text:style-name="Normal">}</text:p>
      <text:p text:style-name="Normal"/>
      <text:p text:style-name="Normal">func trainingfight {</text:p>
      <text:p text:style-name="Normal"><text:tab/>-Permet de faire des combats d'entrainement</text:p>
      <text:p text:style-name="Normal">}</text:p>
      <text:p text:style-name="Normal"/>
      <text:p text:style-name="Normal">func Removehealthpotionincombat {</text:p>
      <text:p text:style-name="Normal"><text:tab/>-Même fonction que RemoveHealth mais lors d'un combat<text:s/>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RBESIER Axel</meta:initial-creator>
    <dc:creator>BARBESIER Axel</dc:creator>
    <meta:creation-date>2022-09-29T19:33:00Z</meta:creation-date>
    <dc:date>2022-09-29T19:38:00Z</dc:date>
    <meta:template xlink:href="Normal" xlink:type="simple"/>
    <meta:editing-cycles>1</meta:editing-cycles>
    <meta:editing-duration>PT300S</meta:editing-duration>
    <meta:document-statistic meta:page-count="5" meta:paragraph-count="5" meta:word-count="458" meta:character-count="2974" meta:row-count="21" meta:non-whitespace-character-count="2521"/>
  </office:meta>
</office:document-meta>
</file>